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5000003CEECBF7639CBFBD8D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Изображение1" text:anchor-type="paragraph" svg:width="20.876cm" svg:height="23.347cm" draw:z-index="0"><draw:image xlink:href="Pictures/1000000000000325000003CEECBF7639CBFBD8D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8T12:48:32.234000000</meta:creation-date>
    <dc:date>2018-09-15T13:10:38.564000000</dc:date>
    <meta:editing-duration>PT7M22S</meta:editing-duration>
    <meta:editing-cycles>3</meta:editing-cycles>
    <meta:generator>LibreOffice/5.3.2.2$Windows_x86 LibreOffice_project/6cd4f1ef626f15116896b1d8e1398b56da0d0ee1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